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000000000F1000001290D7B54EDD0E3C9CC.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99e89" style:font-size-asian="10pt" style:font-size-complex="10pt"/>
    </style:style>
    <style:style style:name="T5" style:family="text">
      <style:text-properties fo:font-size="10pt" officeooo:rsid="03aaffdd" style:font-size-asian="10pt" style:font-size-complex="10pt"/>
    </style:style>
    <style:style style:name="T6" style:family="text">
      <style:text-properties fo:font-size="10pt" officeooo:rsid="03acb594" style:font-size-asian="10pt" style:font-size-complex="10pt"/>
    </style:style>
    <style:style style:name="T7" style:family="text">
      <style:text-properties officeooo:rsid="0393b1aa"/>
    </style:style>
    <style:style style:name="T8" style:family="text">
      <style:text-properties officeooo:rsid="039549e1"/>
    </style:style>
    <style:style style:name="T9" style:family="text">
      <style:text-properties style:font-name="Liberation Serif"/>
    </style:style>
    <style:style style:name="T10" style:family="text">
      <style:text-properties style:font-name="Liberation Serif" officeooo:rsid="039549e1"/>
    </style:style>
    <style:style style:name="T11" style:family="text">
      <style:text-properties officeooo:rsid="039569a8"/>
    </style:style>
    <style:style style:name="T12" style:family="text">
      <style:text-properties officeooo:rsid="039b30c9"/>
    </style:style>
    <style:style style:name="T13" style:family="text">
      <style:text-properties officeooo:rsid="03a502be"/>
    </style:style>
    <style:style style:name="T14" style:family="text">
      <style:text-properties officeooo:rsid="03a99e89"/>
    </style:style>
    <style:style style:name="T15" style:family="text">
      <style:text-properties officeooo:rsid="03aaffdd"/>
    </style:style>
    <style:style style:name="T16" style:family="text">
      <style:text-properties officeooo:rsid="03acb5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3">2</text:span>.1.<text:span text:style-name="T14">2</text:span><text:span text:style-name="T16">2</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223979013476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0D7B54EDD0E3C9CC.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7">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8">you can</text:span> resize<text:span text:style-name="T8"> it</text:span> by dragging one of the edges.</text:p>
      <text:p text:style-name="Text_20_body">Once a node is placed in the Frame, the Frame shrinks around <text:span text:style-name="T8">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8">Item tab in the </text:span>Properties <text:span text:style-name="T8">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1">Adds a reroute point that can be used to reroute connections</text:span>. <text:span text:style-name="T11">It allows just one input, but allows </text:span>multiple output connections.</text:p>
      <text:p text:style-name="Text_20_body"><text:span text:style-name="T9">To quickly add a Reroute node into an existing connection, hold </text:span><text:span text:style-name="Source_20_Text"><text:span text:style-name="T9">Shift</text:span></text:span><text:span text:style-name="T9"> and </text:span><text:span text:style-name="Source_20_Text"><text:span text:style-name="T9">Right Mouse</text:span></text:span><text:span text:style-name="Source_20_Text"><text:span text:style-name="T10"> and drag the mouse to cut through the link.</text:span></text:span><text:span text:style-name="T9"> </text:span><text:span text:style-name="T10">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2">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99e89" style:font-size-asian="10pt" style:font-size-complex="10pt"/>
    </style:style>
    <style:style style:name="MT5" style:family="text">
      <style:text-properties fo:font-size="10pt" officeooo:rsid="03acb59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2</text:span><text:span text:style-name="MT5">2</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7M13S</meta:editing-duration>
    <meta:editing-cycles>829</meta:editing-cycles>
    <meta:generator>LibreOffice/7.0.4.2$Windows_X86_64 LibreOffice_project/dcf040e67528d9187c66b2379df5ea4407429775</meta:generator>
    <dc:date>2021-09-26T18:56:02.753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